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14" style:family="paragraph" style:parent-style-name="Table_20_Contents" style:list-style-name="L1">
      <style:text-properties style:font-name="Liberation Sans" fo:font-size="12pt" fo:font-weight="normal" officeooo:paragraph-rsid="004b710b" style:font-size-asian="12pt" style:font-weight-asian="normal" style:font-size-complex="12pt" style:font-weight-complex="normal"/>
    </style:style>
    <style:style style:name="P15" style:family="paragraph" style:parent-style-name="Table_20_Contents" style:list-style-name="L1">
      <style:text-properties style:font-name="Liberation Sans" fo:font-size="12pt" fo:font-weight="normal" officeooo:rsid="00220ae6" officeooo:paragraph-rsid="004b710b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47612e" officeooo:paragraph-rsid="0047612e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28f2b0" officeooo:paragraph-rsid="004b710b" style:font-size-asian="12pt" style:font-weight-asian="normal" style:font-size-complex="12pt" style:font-weight-complex="normal"/>
    </style:style>
    <style:style style:name="P18" style:family="paragraph" style:parent-style-name="Table_20_Contents" style:list-style-name="L2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33c144" officeooo:paragraph-rsid="0033c144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4fe2a5" officeooo:paragraph-rsid="004fe2a5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4fe2a5" officeooo:paragraph-rsid="004fe2a5" style:font-size-asian="12pt" style:font-weight-asian="normal" style:font-size-complex="12pt" style:font-weight-complex="normal"/>
    </style:style>
    <style:style style:name="P24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paragraph-rsid="004fe2a5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Liberation Sans" fo:font-size="12pt" fo:font-weight="normal" officeooo:paragraph-rsid="001c9342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b051" fo:background-color="transparent" loext:char-shading-value="0" style:font-weight-asian="bold" style:font-weight-complex="bold"/>
    </style:style>
    <style:style style:name="T7" style:family="text">
      <style:text-properties fo:font-weight="bold" officeooo:rsid="00498f65" fo:background-color="transparent" loext:char-shading-value="0" style:font-weight-asian="bold" style:font-weight-complex="bold"/>
    </style:style>
    <style:style style:name="T8" style:family="text">
      <style:text-properties officeooo:rsid="003912ca"/>
    </style:style>
    <style:style style:name="T9" style:family="text">
      <style:text-properties officeooo:rsid="003f8c7a"/>
    </style:style>
    <style:style style:name="T10" style:family="text">
      <style:text-properties officeooo:rsid="004aeaa9"/>
    </style:style>
    <style:style style:name="T11" style:family="text">
      <style:text-properties officeooo:rsid="002ae730"/>
    </style:style>
    <style:style style:name="T12" style:family="text">
      <style:text-properties officeooo:rsid="004fe2a5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officeooo:rsid="0035801a"/>
    </style:style>
    <style:style style:name="T15" style:family="text">
      <style:text-properties officeooo:rsid="0049599c"/>
    </style:style>
    <style:style style:name="T16" style:family="text">
      <style:text-properties officeooo:rsid="00259b04"/>
    </style:style>
    <style:style style:name="T17" style:family="text">
      <style:text-properties officeooo:rsid="00220ae6"/>
    </style:style>
    <style:style style:name="T18" style:family="text">
      <style:text-properties officeooo:rsid="0055cd77"/>
    </style:style>
    <style:style style:name="T19" style:family="text">
      <style:text-properties officeooo:rsid="005303ba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498f65" fo:background-color="transparent" loext:char-shading-value="0"/>
    </style:style>
    <style:style style:name="T22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826036970576">
          <table:table-cell table:style-name="Tabela1.A1" table:number-columns-spanned="2" office:value-type="string">
            <text:p text:style-name="P3"><text:span text:style-name="T2">Nome do caso de uso: </text:span><text:span text:style-name="T3">UC - </text:span><text:span text:style-name="T4">001</text:span></text:p>
          </table:table-cell>
          <table:covered-table-cell/>
        </table:table-row>
        <table:table-row table:style-name="TableLine93826037148416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3826037190064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3826037190704">
          <table:table-cell table:style-name="Tabela1.A8" office:value-type="string">
            <text:p text:style-name="P29">Descrição</text:p>
          </table:table-cell>
          <table:table-cell table:style-name="Tabela1.B8" office:value-type="string">
            <text:p text:style-name="P6"><text:span text:style-name="T14">Cadastrar </text:span><text:span text:style-name="T15">cliente</text:span></text:p>
          </table:table-cell>
        </table:table-row>
        <table:table-row table:style-name="TableLine93826037191344">
          <table:table-cell table:style-name="Tabela1.A8" office:value-type="string">
            <text:p text:style-name="P7">Pré-condição</text:p>
          </table:table-cell>
          <table:table-cell table:style-name="Tabela1.B8" office:value-type="string">
            <text:p text:style-name="P8"/>
          </table:table-cell>
        </table:table-row>
        <table:table-row table:style-name="Tabela1.6">
          <table:table-cell table:style-name="Tabela1.A8" office:value-type="string">
            <text:p text:style-name="P7">Pós-condição</text:p>
          </table:table-cell>
          <table:table-cell table:style-name="Tabela1.B8" office:value-type="string">
            <text:p text:style-name="P9">Exibir os dados cadastrados <text:span text:style-name="T8">no próprio formulário.</text:span></text:p>
          </table:table-cell>
        </table:table-row>
        <table:table-row table:style-name="Tabela1.7">
          <table:table-cell table:style-name="Tabela1.A11" office:value-type="string">
            <text:p text:style-name="P10">Entradas</text:p>
          </table:table-cell>
          <table:table-cell table:style-name="Tabela1.B11" office:value-type="string">
            <text:p text:style-name="P26"/>
            <text:p text:style-name="P26">Campos pessoal<text:span text:style-name="T10"> básicos</text:span></text:p>
            <text:p text:style-name="P27">TEXTO - Nome</text:p>
            <text:p text:style-name="P27">TEXTO - <text:span text:style-name="T9">CPF</text:span></text:p>
            <text:p text:style-name="P27">SELETOR - Sexo</text:p>
            <text:p text:style-name="P2"><text:span text:style-name="T21">DATA</text:span><text:span text:style-name="T20"> - Nascimento</text:span></text:p>
            <text:p text:style-name="P27">SELETOR - Nacionalidade</text:p>
            <text:p text:style-name="P27">TEXTO - Nome do pai</text:p>
            <text:p text:style-name="P27">TEXTO - Nome da mãe</text:p>
            <text:p text:style-name="P27"/>
            <text:p text:style-name="P26">Campos de endereço</text:p>
            <text:p text:style-name="P27">TEXTO - Cep</text:p>
            <text:p text:style-name="P27">TEXTO - Rua</text:p>
            <text:p text:style-name="P27">TEXTO - Quadra</text:p>
            <text:p text:style-name="P27">TEXTO - Lote</text:p>
            <text:p text:style-name="P27">TEXTO - Número</text:p>
            <text:p text:style-name="P27">TEXTO - Bairro</text:p>
            <text:p text:style-name="P27">TEXTO - Cidade</text:p>
            <text:p text:style-name="P2"><text:span text:style-name="T22">SELETOR</text:span> - UF</text:p>
            <text:p text:style-name="P27">TEXTO - Complemento</text:p>
            <text:p text:style-name="P27"/>
            <text:p text:style-name="P26">Campos de contato</text:p>
            <text:p text:style-name="P27">TEXTO - Telefone</text:p>
            <text:p text:style-name="P28">TEXTO - E-mail</text:p>
            <text:p text:style-name="P27"/>
          </table:table-cell>
        </table:table-row>
        <table:table-row table:style-name="TableLine93826037194352">
          <table:table-cell table:style-name="Tabela1.A8" office:value-type="string">
            <text:p text:style-name="P11">Prioridade</text:p>
          </table:table-cell>
          <table:table-cell table:style-name="Tabela1.B8" office:value-type="string">
            <text:p text:style-name="P11">Essencial</text:p>
          </table:table-cell>
        </table:table-row>
        <table:table-row table:style-name="TableLine93826037195040">
          <table:table-cell table:style-name="Tabela1.A9" table:number-columns-spanned="2" office:value-type="string">
            <text:p text:style-name="P30">Fluxo de eventos</text:p>
          </table:table-cell>
          <table:covered-table-cell/>
        </table:table-row>
        <table:table-row table:style-name="Tabela1.10">
          <table:table-cell table:style-name="Tabela1.A11" office:value-type="string">
            <text:p text:style-name="P12">Fluxo principal</text:p>
          </table:table-cell>
          <table:table-cell table:style-name="Tabela1.B11" office:value-type="string">
            <text:p text:style-name="P13"/>
            <text:list xml:id="list1593343109" text:style-name="L1">
              <text:list-item>
                <text:p text:style-name="P14"><text:span text:style-name="T16">Preencher</text:span><text:span text:style-name="T17"> </text:span><text:span text:style-name="T16">os dados</text:span></text:p>
              </text:list-item>
              <text:list-item>
                <text:p text:style-name="P15"><text:span text:style-name="T11">Clicar em s</text:span>alvar</text:p>
              </text:list-item>
            </text:list>
            <text:p text:style-name="P16"/>
          </table:table-cell>
        </table:table-row>
        <table:table-row table:style-name="Tabela1.11">
          <table:table-cell table:style-name="Tabela1.A11" office:value-type="string">
            <text:p text:style-name="P12">Fluxo secundário</text:p>
          </table:table-cell>
          <table:table-cell table:style-name="Tabela1.B11" office:value-type="string">
            <text:p text:style-name="P13"/>
            <text:p text:style-name="P17">Preencher dados obrigatórios</text:p>
            <text:p text:style-name="P13"/>
            <text:list xml:id="list2974995765" text:style-name="L2">
              <text:list-item>
                <text:p text:style-name="P18">Nome</text:p>
              </text:list-item>
              <text:list-item>
                <text:p text:style-name="P18">CPF</text:p>
              </text:list-item>
              <text:list-item>
                <text:p text:style-name="P18">Data de nascimento</text:p>
              </text:list-item>
            </text:list>
            <text:p text:style-name="P19"/>
          </table:table-cell>
        </table:table-row>
        <table:table-row table:style-name="Tabela1.11">
          <table:table-cell table:style-name="Tabela1.A12" office:value-type="string">
            <text:p text:style-name="P20">Regras</text:p>
          </table:table-cell>
          <table:table-cell table:style-name="Tabela1.B12" office:value-type="string">
            <text:p text:style-name="P21"/>
            <text:p text:style-name="P21"/>
            <text:p text:style-name="P21"><text:soft-page-break/></text:p>
            <text:p text:style-name="P22">Regras</text:p>
            <text:p text:style-name="P23"/>
            <text:list xml:id="list3729383938" text:style-name="L3">
              <text:list-item>
                <text:p text:style-name="P24"><text:span text:style-name="T18">Não permitir mais de um cadastro com o mesmo </text:span><text:span text:style-name="T12">CPF</text:span><text:span text:style-name="T18">.</text:span></text:p>
              </text:list-item>
            </text:list>
            <text:p text:style-name="P21"/>
          </table:table-cell>
        </table:table-row>
        <table:table-row table:style-name="TableLine93826037199216">
          <table:table-cell table:style-name="Tabela1.A13" office:value-type="string">
            <text:p text:style-name="P12">Versão</text:p>
          </table:table-cell>
          <table:table-cell table:style-name="Tabela1.B13" office:value-type="string">
            <text:p text:style-name="P25"><text:span text:style-name="T19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2-09-08T10:57:47.538403620</dc:date>
    <meta:editing-duration>PT1H53M26S</meta:editing-duration>
    <meta:editing-cycles>66</meta:editing-cycles>
    <meta:generator>LibreOffice/6.4.7.2$Linux_X86_64 LibreOffice_project/40$Build-2</meta:generator>
    <meta:document-statistic meta:table-count="1" meta:image-count="0" meta:object-count="0" meta:page-count="2" meta:paragraph-count="47" meta:word-count="136" meta:character-count="737" meta:non-whitespace-character-count="654"/>
  </office:meta>
</office:document-meta>
</file>